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195.34mm" svg:y="66.95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table:number-columns-repeated="1003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table:number-columns-repeated="1003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table:number-columns-repeated="1003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195.34mm" svg:y="66.95mm">
            <loext:p draw:notify-on-update-of-ranges="'2016-2017'.B2:'2016-2017'.B40 '2016-2017'.Q1:'2016-2017'.Q1 '2016-2017'.Q2:'2016-2017'.Q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table:number-columns-repeated="1003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table:number-columns-repeated="1003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table:number-columns-repeated="1003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table:number-columns-repeated="1003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table:number-columns-repeated="1003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table:number-columns-repeated="1003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2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19]+[.P20]" office:value-type="float" office:value="1543" calcext:value-type="float">
            <text:p>154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20]+[.P21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2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1]+[.P22]" office:value-type="float" office:value="1534" calcext:value-type="float">
            <text:p>1534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2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[.Q22]+[.P23]" office:value-type="float" office:value="1547" calcext:value-type="float">
            <text:p>1547</text:p>
          </table:table-cell>
          <table:table-cell table:number-columns-repeated="1003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23]+[.P24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2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2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6]+[.P27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27]+[.P28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.00.0000</text:date>, <text:time style:data-style-name="N2" text:time-value="16:25:51.03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44</meta:editing-cycles>
    <meta:editing-duration>PT2H35M56S</meta:editing-duration>
    <dc:title>Saison Ekkart</dc:title>
    <dc:date>2017-02-10T16:28:31.666000000</dc:date>
    <dc:creator>Ekkart Kleinod</dc:creator>
    <meta:generator>LibreOffice/5.2.5.1$Windows_x86 LibreOffice_project/0312e1a284a7d50ca85a365c316c7abbf20a4d22</meta:generator>
    <meta:document-statistic meta:table-count="2" meta:cell-count="9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40 '2016-2017'.Q1:'2016-2017'.Q40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40"/>
          </chart:axis>
          <chart:axis chart:dimension="y" chart:name="primary-y" chart:style-name="ch5"/>
          <chart:series chart:style-name="ch6" chart:values-cell-range-address="'2016-2017'.Q2:'2016-2017'.Q40" chart:label-cell-address="'2016-2017'.Q1:'2016-2017'.Q1" chart:class="chart:line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40</svg:desc>
                </draw:g>
              </table:table-cell>
              <table:table-cell office:value-type="float" office:value="1523">
                <text:p>1523</text:p>
                <draw:g>
                  <svg:desc>'2016-2017'.Q2:'2016-2017'.Q40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